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37c5e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37c5e8" officeooo:paragraph-rsid="0037c5e8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bold" officeooo:rsid="0037c5e8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weight="bold" officeooo:rsid="0037c5e8" officeooo:paragraph-rsid="0037c5e8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37c5e8" officeooo:paragraph-rsid="0037c5e8"/>
    </style:style>
    <style:style style:name="P6" style:family="paragraph" style:parent-style-name="Table_20_Contents">
      <style:paragraph-properties fo:text-align="center" style:justify-single-word="false"/>
      <style:text-properties officeooo:rsid="00390cbd" officeooo:paragraph-rsid="00390cbd"/>
    </style:style>
    <style:style style:name="P7" style:family="paragraph" style:parent-style-name="Table_20_Contents">
      <style:paragraph-properties fo:text-align="center" style:justify-single-word="false"/>
      <style:text-properties officeooo:rsid="003985c4" officeooo:paragraph-rsid="003985c4"/>
    </style:style>
    <style:style style:name="P8" style:family="paragraph" style:parent-style-name="Table_20_Contents">
      <style:paragraph-properties fo:text-align="center" style:justify-single-word="false"/>
      <style:text-properties officeooo:rsid="003a2f37" officeooo:paragraph-rsid="003a2f37"/>
    </style:style>
    <style:style style:name="P9" style:family="paragraph" style:parent-style-name="Table_20_Contents">
      <style:paragraph-properties fo:text-align="center" style:justify-single-word="false"/>
      <style:text-properties officeooo:rsid="003a5b49" officeooo:paragraph-rsid="003a5b49"/>
    </style:style>
    <style:style style:name="P10" style:family="paragraph" style:parent-style-name="Table_20_Contents">
      <style:paragraph-properties fo:text-align="center" style:justify-single-word="false"/>
      <style:text-properties officeooo:rsid="003ab371" officeooo:paragraph-rsid="003ab371"/>
    </style:style>
    <style:style style:name="P11" style:family="paragraph" style:parent-style-name="Standard">
      <style:text-properties officeooo:rsid="0018b3aa" officeooo:paragraph-rsid="0018b3aa"/>
    </style:style>
    <style:style style:name="P12" style:family="paragraph" style:parent-style-name="Standard">
      <style:paragraph-properties fo:text-align="center" style:justify-single-word="false"/>
      <style:text-properties officeooo:rsid="0018b3aa" officeooo:paragraph-rsid="0018b3aa"/>
    </style:style>
    <style:style style:name="P13" style:family="paragraph" style:parent-style-name="Standard">
      <style:text-properties officeooo:rsid="0018b3aa" officeooo:paragraph-rsid="00268928"/>
    </style:style>
    <style:style style:name="P14" style:family="paragraph" style:parent-style-name="Standard">
      <style:text-properties officeooo:rsid="0018c50b" officeooo:paragraph-rsid="0018c50b"/>
    </style:style>
    <style:style style:name="P15" style:family="paragraph" style:parent-style-name="Standard">
      <style:text-properties officeooo:rsid="0019390f" officeooo:paragraph-rsid="0019390f"/>
    </style:style>
    <style:style style:name="P16" style:family="paragraph" style:parent-style-name="Standard">
      <style:text-properties officeooo:rsid="0019bafe" officeooo:paragraph-rsid="0019bafe"/>
    </style:style>
    <style:style style:name="P17" style:family="paragraph" style:parent-style-name="Standard">
      <style:text-properties officeooo:rsid="001b1137" officeooo:paragraph-rsid="001b1137"/>
    </style:style>
    <style:style style:name="P18" style:family="paragraph" style:parent-style-name="Standard">
      <style:text-properties officeooo:rsid="001bed82" officeooo:paragraph-rsid="001bed82"/>
    </style:style>
    <style:style style:name="P19" style:family="paragraph" style:parent-style-name="Standard">
      <style:text-properties officeooo:rsid="001c6171" officeooo:paragraph-rsid="001c6171"/>
    </style:style>
    <style:style style:name="P20" style:family="paragraph" style:parent-style-name="Standard">
      <style:text-properties officeooo:rsid="001c6171" officeooo:paragraph-rsid="001d5aa6"/>
    </style:style>
    <style:style style:name="P21" style:family="paragraph" style:parent-style-name="Standard">
      <style:text-properties officeooo:rsid="001c6171" officeooo:paragraph-rsid="001f9dfb"/>
    </style:style>
    <style:style style:name="P22" style:family="paragraph" style:parent-style-name="Standard">
      <style:text-properties officeooo:rsid="001dec6f" officeooo:paragraph-rsid="0018b3aa"/>
    </style:style>
    <style:style style:name="P23" style:family="paragraph" style:parent-style-name="Standard">
      <style:text-properties officeooo:rsid="001f9dfb" officeooo:paragraph-rsid="001f9dfb"/>
    </style:style>
    <style:style style:name="P24" style:family="paragraph" style:parent-style-name="Standard">
      <style:text-properties officeooo:rsid="00216503" officeooo:paragraph-rsid="00216503"/>
    </style:style>
    <style:style style:name="P25" style:family="paragraph" style:parent-style-name="Standard">
      <style:text-properties officeooo:rsid="0023dfa6" officeooo:paragraph-rsid="0023dfa6"/>
    </style:style>
    <style:style style:name="P26" style:family="paragraph" style:parent-style-name="Standard">
      <style:text-properties officeooo:rsid="00268928" officeooo:paragraph-rsid="00268928"/>
    </style:style>
    <style:style style:name="P27" style:family="paragraph" style:parent-style-name="Standard">
      <style:text-properties officeooo:rsid="0027c5f7" officeooo:paragraph-rsid="0027c5f7"/>
    </style:style>
    <style:style style:name="P28" style:family="paragraph" style:parent-style-name="Standard">
      <style:text-properties officeooo:rsid="0027c5f7" officeooo:paragraph-rsid="002895b9"/>
    </style:style>
    <style:style style:name="P29" style:family="paragraph" style:parent-style-name="Standard">
      <style:text-properties officeooo:rsid="002895b9" officeooo:paragraph-rsid="002895b9"/>
    </style:style>
    <style:style style:name="P30" style:family="paragraph" style:parent-style-name="Standard">
      <style:text-properties officeooo:rsid="00294569" officeooo:paragraph-rsid="00294569"/>
    </style:style>
    <style:style style:name="P31" style:family="paragraph" style:parent-style-name="Standard">
      <style:text-properties officeooo:rsid="00294569" officeooo:paragraph-rsid="002b2c83"/>
    </style:style>
    <style:style style:name="P32" style:family="paragraph" style:parent-style-name="Standard">
      <style:text-properties officeooo:rsid="00294569" officeooo:paragraph-rsid="002d7dd9"/>
    </style:style>
    <style:style style:name="P33" style:family="paragraph" style:parent-style-name="Standard">
      <style:text-properties officeooo:rsid="00294569" officeooo:paragraph-rsid="002df7c7"/>
    </style:style>
    <style:style style:name="P34" style:family="paragraph" style:parent-style-name="Standard">
      <style:text-properties officeooo:rsid="002b2c83" officeooo:paragraph-rsid="002b2c83"/>
    </style:style>
    <style:style style:name="P35" style:family="paragraph" style:parent-style-name="Standard">
      <style:text-properties officeooo:rsid="0034ee5d" officeooo:paragraph-rsid="0034ee5d"/>
    </style:style>
    <style:style style:name="P36" style:family="paragraph" style:parent-style-name="Standard">
      <style:text-properties officeooo:rsid="0035e82c" officeooo:paragraph-rsid="0035e82c"/>
    </style:style>
    <style:style style:name="P37" style:family="paragraph" style:parent-style-name="Standard">
      <style:text-properties officeooo:rsid="003ab371" officeooo:paragraph-rsid="003ab371"/>
    </style:style>
    <style:style style:name="P38" style:family="paragraph" style:parent-style-name="Standard">
      <style:text-properties officeooo:rsid="003ab371" officeooo:paragraph-rsid="003cc3cd"/>
    </style:style>
    <style:style style:name="P39" style:family="paragraph" style:parent-style-name="Standard">
      <style:text-properties officeooo:rsid="0018c50b" officeooo:paragraph-rsid="0018b3aa"/>
    </style:style>
    <style:style style:name="P40" style:family="paragraph" style:parent-style-name="Standard">
      <style:text-properties officeooo:rsid="001d5aa6" officeooo:paragraph-rsid="001f9dfb"/>
    </style:style>
    <style:style style:name="P41" style:family="paragraph" style:parent-style-name="Standard">
      <style:text-properties officeooo:rsid="00285f64" officeooo:paragraph-rsid="002895b9"/>
    </style:style>
    <style:style style:name="P42" style:family="paragraph" style:parent-style-name="Standard" style:list-style-name="L1">
      <style:text-properties officeooo:rsid="0034ee5d" officeooo:paragraph-rsid="0034ee5d"/>
    </style:style>
    <style:style style:name="P43" style:family="paragraph" style:parent-style-name="Standard">
      <style:text-properties officeooo:rsid="003ce29b" officeooo:paragraph-rsid="003ab371"/>
    </style:style>
    <style:style style:name="P44" style:family="paragraph" style:parent-style-name="Standard">
      <style:text-properties officeooo:rsid="003fe67f" officeooo:paragraph-rsid="003fe67f"/>
    </style:style>
    <style:style style:name="P45" style:family="paragraph" style:parent-style-name="Standard">
      <style:text-properties officeooo:rsid="00403b2f" officeooo:paragraph-rsid="00403b2f"/>
    </style:style>
    <style:style style:name="P46" style:family="paragraph" style:parent-style-name="Standard">
      <style:text-properties officeooo:rsid="00405bef" officeooo:paragraph-rsid="00405bef"/>
    </style:style>
    <style:style style:name="P47" style:family="paragraph" style:parent-style-name="Heading_20_3">
      <style:paragraph-properties fo:break-before="page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2a8686"/>
    </style:style>
    <style:style style:name="T3" style:family="text">
      <style:text-properties style:text-position="sub 58%" officeooo:rsid="002d7dd9"/>
    </style:style>
    <style:style style:name="T4" style:family="text">
      <style:text-properties style:text-position="sub 58%" officeooo:rsid="0030599a"/>
    </style:style>
    <style:style style:name="T5" style:family="text">
      <style:text-properties style:text-position="sub 58%" officeooo:rsid="0037c5e8"/>
    </style:style>
    <style:style style:name="T6" style:family="text">
      <style:text-properties officeooo:rsid="0019bafe"/>
    </style:style>
    <style:style style:name="T7" style:family="text">
      <style:text-properties officeooo:rsid="001b1137"/>
    </style:style>
    <style:style style:name="T8" style:family="text">
      <style:text-properties officeooo:rsid="001bed82"/>
    </style:style>
    <style:style style:name="T9" style:family="text">
      <style:text-properties officeooo:rsid="001d5aa6"/>
    </style:style>
    <style:style style:name="T10" style:family="text">
      <style:text-properties officeooo:rsid="001f9dfb"/>
    </style:style>
    <style:style style:name="T11" style:family="text">
      <style:text-properties officeooo:rsid="0022f050"/>
    </style:style>
    <style:style style:name="T12" style:family="text">
      <style:text-properties officeooo:rsid="0023dfa6"/>
    </style:style>
    <style:style style:name="T13" style:family="text">
      <style:text-properties officeooo:rsid="00248d09"/>
    </style:style>
    <style:style style:name="T14" style:family="text">
      <style:text-properties officeooo:rsid="00268928"/>
    </style:style>
    <style:style style:name="T15" style:family="text">
      <style:text-properties officeooo:rsid="0027c5f7"/>
    </style:style>
    <style:style style:name="T16" style:family="text">
      <style:text-properties officeooo:rsid="002895b9"/>
    </style:style>
    <style:style style:name="T17" style:family="text">
      <style:text-properties officeooo:rsid="00294569"/>
    </style:style>
    <style:style style:name="T18" style:family="text">
      <style:text-properties officeooo:rsid="002a8686"/>
    </style:style>
    <style:style style:name="T19" style:family="text">
      <style:text-properties officeooo:rsid="002b50eb"/>
    </style:style>
    <style:style style:name="T20" style:family="text">
      <style:text-properties officeooo:rsid="002bc434"/>
    </style:style>
    <style:style style:name="T21" style:family="text">
      <style:text-properties officeooo:rsid="002d7dd9"/>
    </style:style>
    <style:style style:name="T22" style:family="text">
      <style:text-properties officeooo:rsid="002df7c7"/>
    </style:style>
    <style:style style:name="T23" style:family="text">
      <style:text-properties officeooo:rsid="002e5e9b"/>
    </style:style>
    <style:style style:name="T24" style:family="text">
      <style:text-properties officeooo:rsid="0030599a"/>
    </style:style>
    <style:style style:name="T25" style:family="text">
      <style:text-properties officeooo:rsid="0035e82c"/>
    </style:style>
    <style:style style:name="T26" style:family="text">
      <style:text-properties officeooo:rsid="0037c5e8"/>
    </style:style>
    <style:style style:name="T27" style:family="text">
      <style:text-properties officeooo:rsid="003aeeea"/>
    </style:style>
    <style:style style:name="T28" style:family="text">
      <style:text-properties style:text-position="super 58%"/>
    </style:style>
    <style:style style:name="T29" style:family="text">
      <style:text-properties style:text-position="super 58%" officeooo:rsid="003aeeea"/>
    </style:style>
    <style:style style:name="T30" style:family="text">
      <style:text-properties officeooo:rsid="003b7752"/>
    </style:style>
    <style:style style:name="T31" style:family="text">
      <style:text-properties officeooo:rsid="003cc3cd"/>
    </style:style>
    <style:style style:name="T32" style:family="text">
      <style:text-properties officeooo:rsid="003e41b5"/>
    </style:style>
    <style:style style:name="T33" style:family="text">
      <style:text-properties fo:font-size="8pt" style:font-size-asian="8pt" style:font-size-complex="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ath Sets</text:p>
      <text:p text:style-name="P12">by Sven Nilsen, 2017</text:p>
      <text:p text:style-name="P11"/>
      <text:p text:style-name="P11">Sometimes a<text:span text:style-name="T13"> </text:span>path<text:span text:style-name="T28"><text:reference-ref text:reference-format="text" text:ref-name="normal paths">[1]</text:reference-ref></text:span> is not unique, <text:span text:style-name="T7">but has multiple solutions</text:span>:</text:p>
      <text:p text:style-name="P11"/>
      <text:p text:style-name="P11"><text:tab/>f[g] &lt;=&gt; {h<text:span text:style-name="T1">0</text:span>, h<text:span text:style-name="T1">1</text:span>, …}</text:p>
      <text:p text:style-name="P11"/>
      <text:p text:style-name="P14">This happens when the path is non-surjective<text:span text:style-name="T28"><text:reference-ref text:reference-format="text" text:ref-name="surjective">[2]</text:reference-ref></text:span>, for example:</text:p>
      <text:p text:style-name="P14"/>
      <text:p text:style-name="P14"><text:tab/>id[false_1] &lt;=&gt; {false_1, id}</text:p>
      <text:p text:style-name="P11"/>
      <text:p text:style-name="P15">A non-surjective path collapses the domain<text:span text:style-name="T28"><text:reference-ref text:reference-format="text" text:ref-name="domain">[3]</text:reference-ref></text:span> of `h`, such that it becomes partial<text:span text:style-name="T28"><text:reference-ref text:reference-format="text" text:ref-name="partial">[4]</text:reference-ref></text:span>. All functions that contain the same partial function is <text:span text:style-name="T6">member of</text:span> the path set.</text:p>
      <text:p text:style-name="P11"/>
      <text:p text:style-name="P39">A path can also be non-existent, which corresponds to an empty set. This gives paths a natural semantics that corresponds to set theory.</text:p>
      <text:p text:style-name="P11"/>
      <text:p text:style-name="P16">If one thinks of variables as functions with 0 arguments, then it is easy to generalize function application<text:span text:style-name="T28"><text:reference-ref text:reference-format="text" text:ref-name="application">[5]</text:reference-ref></text:span> to operate on sets of functions, where the result <text:span text:style-name="T7">is also a set of functions:</text:span></text:p>
      <text:p text:style-name="P16"/>
      <text:p text:style-name="P16"><text:tab/>not({false}) &lt;=&gt; {true}</text:p>
      <text:p text:style-name="P11"/>
      <text:p text:style-name="P11"><text:tab/><text:span text:style-name="T6">not({false, true}) &lt;=&gt; {true, false}</text:span></text:p>
      <text:p text:style-name="P11"/>
      <text:p text:style-name="P17">This makes it possible to do function currying<text:span text:style-name="T28"><text:reference-ref text:reference-format="text" text:ref-name="currying">[6]</text:reference-ref></text:span> <text:span text:style-name="T8">in a way that corresponds to paths:</text:span></text:p>
      <text:p text:style-name="P11"/>
      <text:p text:style-name="P11"><text:tab/><text:span text:style-name="T7">and({true}) &lt;=&gt; {id}</text:span></text:p>
      <text:p text:style-name="P11"/>
      <text:p text:style-name="P11"><text:tab/><text:span text:style-name="T7">and({false}) &lt;=&gt; {false_1}</text:span></text:p>
      <text:p text:style-name="P11"/>
      <text:p text:style-name="P11"><text:tab/><text:span text:style-name="T7">and({false, true}) &lt;=&gt; {false_1, id}</text:span></text:p>
      <text:p text:style-name="P11"/>
      <text:p text:style-name="P11"><text:tab/><text:span text:style-name="T8">and({false, true}) &lt;=&gt; id[false_1]</text:span></text:p>
      <text:p text:style-name="P11"/>
      <text:p text:style-name="P18">Actually, `id[false_1]` is not the only path:</text:p>
      <text:p text:style-name="P11"/>
      <text:p text:style-name="P11"><text:tab/><text:span text:style-name="T8">id[false_1] &lt;=&gt; {false_1, not, id, true_1}[false_1]</text:span></text:p>
      <text:p text:style-name="P11"/>
      <text:p text:style-name="P11"><text:tab/><text:span text:style-name="T7">and({false, true}) &lt;=&gt; {false_1, not, id, true_1}[false_1]</text:span></text:p>
      <text:p text:style-name="P11"/>
      <text:p text:style-name="P19">Instead of writing every function of type `bool → bool`, one can just write:</text:p>
      <text:p text:style-name="P19"/>
      <text:p text:style-name="P20"><text:tab/>and({false, true}) &lt;=&gt; (bool → bool)[false_1]</text:p>
      <text:p text:style-name="P20"/>
      <text:p text:style-name="P23">This is only allowed because all functions in the set have the same path set by `false_1`. <text:span text:style-name="T12">You take the intersection of the sets for all functions in `bool → bool`.</text:span></text:p>
      <text:p text:style-name="P20"><text:soft-page-break/></text:p>
      <text:p text:style-name="P21">The set of all functions of type `bool → bool` have no partial function in common, <text:span text:style-name="T10">so you can not write:</text:span></text:p>
      <text:p text:style-name="P21"/>
      <text:p text:style-name="P21"><text:tab/><text:span text:style-name="T10">f[g] &lt;=&gt; (bool → bool)</text:span></text:p>
      <text:p text:style-name="P21"/>
      <text:p text:style-name="P24">This is because there is no function you can construct with a path such that it is logically equivalent to all functions of type `bool → bool`. The type `bool` is non-empty, so the function space `bool → bool` is non-empty. <text:span text:style-name="T12">T</text:span>he only case where you can do this is when the function space is empty.</text:p>
      <text:p text:style-name="P21"/>
      <text:p text:style-name="P40">The function space `bool → bool` has these properties:</text:p>
      <text:p text:style-name="P11"/>
      <text:p text:style-name="P11"><text:tab/><text:span text:style-name="T8">(bool → bool)[false_1] &lt;=&gt; {false_1, id}</text:span></text:p>
      <text:p text:style-name="P11"><text:tab/><text:span text:style-name="T11">(bool → bool)[not] &lt;=&gt; {}</text:span></text:p>
      <text:p text:style-name="P11"><text:tab/><text:span text:style-name="T11">(bool → bool)[id] &lt;=&gt; {}</text:span></text:p>
      <text:p text:style-name="P11"><text:tab/><text:span text:style-name="T9">(bool → bool)[true_1] &lt;=&gt; {id, true_1}</text:span></text:p>
      <text:p text:style-name="P11"/>
      <text:p text:style-name="P24">You can write <text:span text:style-name="T32">sets of paths that have the same path sets</text:span>:</text:p>
      <text:p text:style-name="P24"/>
      <text:p text:style-name="P24"><text:tab/>(bool → bool)[{not, id}] &lt;=&gt; <text:span text:style-name="T12">{}</text:span></text:p>
      <text:p text:style-name="P22"/>
      <text:p text:style-name="P25">If path sets are not the same for a set of paths, then you take the intersection of the path sets:</text:p>
      <text:p text:style-name="P25"/>
      <text:p text:style-name="P25"><text:tab/>(bool → bool)[(bool → bool)] &lt;=&gt; {}</text:p>
      <text:p text:style-name="P25"/>
      <text:p text:style-name="P26">Now, we construct a higher order function <text:span text:style-name="T17">logically equivalent to </text:span>`if`:</text:p>
      <text:p text:style-name="P26"/>
      <text:p text:style-name="P26"><text:tab/>if : a → a → (bool → a)</text:p>
      <text:p text:style-name="P26"><text:tab/>if = \(x, y) = \(c) = if c {x} else {y}</text:p>
      <text:p text:style-name="P26"/>
      <text:p text:style-name="P26">Since `and` <text:span text:style-name="T15">can be curried with `true` and `false`, we can construct `and` using `if`:</text:span></text:p>
      <text:p text:style-name="P26"/>
      <text:p text:style-name="P13"><text:tab/><text:span text:style-name="T7">and(true) &lt;=&gt; id</text:span></text:p>
      <text:p text:style-name="P13"><text:tab/><text:span text:style-name="T7">and(false) &lt;=&gt; false_1</text:span></text:p>
      <text:p text:style-name="P13"/>
      <text:p text:style-name="P13"><text:tab/><text:span text:style-name="T14">if(id, false_1) &lt;=&gt; and</text:span></text:p>
      <text:p text:style-name="P13"/>
      <text:p text:style-name="P27">Doing the same for `or`:</text:p>
      <text:p text:style-name="P27"/>
      <text:p text:style-name="P27"><text:tab/>or(true) &lt;=&gt; true_1</text:p>
      <text:p text:style-name="P27"><text:tab/>or(false) &lt;=&gt; id</text:p>
      <text:p text:style-name="P27"/>
      <text:p text:style-name="P27"><text:tab/>if(true_1, id) &lt;=&gt; or</text:p>
      <text:p text:style-name="P27"/>
      <text:p text:style-name="P27">It is easy to see that one can derive the symmetric paths of `if` <text:span text:style-name="T16">by `not`</text:span>:</text:p>
      <text:p text:style-name="P27"/>
      <text:p text:style-name="P27"><text:tab/>and[not] &lt;=&gt; or</text:p>
      <text:p text:style-name="P27"><text:tab/>if(id, false_1)[not] &lt;=&gt; and[not]</text:p>
      <text:p text:style-name="P27"><text:tab/>if(id, false_1)[not] &lt;=&gt; if(true_1, id)</text:p>
      <text:p text:style-name="P29"><text:soft-page-break/>In general, the only interesting path by `bool → bool` is `not`, because the other <text:span text:style-name="T17">3</text:span> are trivial:</text:p>
      <text:p text:style-name="P27"/>
      <text:p text:style-name="P27"><text:tab/><text:span text:style-name="T16">if(a, b)[false_1] &lt;=&gt; false_n</text:span></text:p>
      <text:p text:style-name="P41"><text:tab/>if(a, b)[not] &lt;=&gt; if(b[not], a[not])</text:p>
      <text:p text:style-name="P28"><text:tab/><text:span text:style-name="T16">if(a, b)[id] &lt;=&gt; if(a, b)</text:span></text:p>
      <text:p text:style-name="P28"><text:tab/><text:span text:style-name="T16">if(a, b)[true_1] &lt;=&gt; true_n</text:span></text:p>
      <text:p text:style-name="P28"/>
      <text:p text:style-name="P30">Any boolean function can be constructed by `if`. <text:span text:style-name="T23">Its symmetric path by `not` can be simplified</text:span>:</text:p>
      <text:p text:style-name="P30"/>
      <text:p text:style-name="P30"><text:tab/>if(if(a<text:span text:style-name="T1">0</text:span>, a<text:span text:style-name="T1">1</text:span>), if(a<text:span text:style-name="T1">2</text:span>, a<text:span text:style-name="T1">3</text:span>))[not]</text:p>
      <text:p text:style-name="P30"><text:tab/>if(if(a<text:span text:style-name="T1">2</text:span>, a<text:span text:style-name="T1">3</text:span>)[not], if(a<text:span text:style-name="T1">0</text:span>, a<text:span text:style-name="T1">1</text:span>)[not])</text:p>
      <text:p text:style-name="P30"><text:tab/><text:span text:style-name="T18">if(if(a</text:span><text:span text:style-name="T2">3</text:span><text:span text:style-name="T18">[not], a</text:span><text:span text:style-name="T2">2</text:span><text:span text:style-name="T18">[not]), if(a</text:span><text:span text:style-name="T2">1</text:span><text:span text:style-name="T18">[not], a</text:span><text:span text:style-name="T2">0</text:span><text:span text:style-name="T18">[not]))</text:span></text:p>
      <text:p text:style-name="P30"><text:tab/><text:span text:style-name="T21">[not] if(if(a</text:span><text:span text:style-name="T3">3</text:span><text:span text:style-name="T21">, a</text:span><text:span text:style-name="T3">2</text:span><text:span text:style-name="T21">), if(a</text:span><text:span text:style-name="T3">1</text:span><text:span text:style-name="T21">, a</text:span><text:span text:style-name="T3">0</text:span><text:span text:style-name="T21">))</text:span></text:p>
      <text:p text:style-name="P33"><text:tab/><text:span text:style-name="T22">not(if(if(a</text:span><text:span text:style-name="T3">3</text:span><text:span text:style-name="T21">, a</text:span><text:span text:style-name="T3">2</text:span><text:span text:style-name="T21">), if(a</text:span><text:span text:style-name="T3">1</text:span><text:span text:style-name="T21">, a</text:span><text:span text:style-name="T3">0</text:span><text:span text:style-name="T21">)))</text:span></text:p>
      <text:p text:style-name="P30"/>
      <text:p text:style-name="P30"><text:tab/><text:span text:style-name="T24">a</text:span><text:span text:style-name="T4">i</text:span><text:span text:style-name="T24"> : bool</text:span></text:p>
      <text:p text:style-name="P30"/>
      <text:p text:style-name="P34">Notice that <text:span text:style-name="T19">it</text:span> <text:span text:style-name="T19">just</text:span> reverses the order and <text:span text:style-name="T21">inverts the output. Y</text:span>ou can <text:span text:style-name="T20">easily</text:span> <text:span text:style-name="T21">do the same to any else-if expression by copying the expression, reversing the higher order arguments and inverting the output</text:span>:</text:p>
      <text:p text:style-name="P31"/>
      <text:p text:style-name="P31"><text:tab/><text:span text:style-name="T22">f := \(a</text:span><text:span text:style-name="T3">0</text:span><text:span text:style-name="T21">, a</text:span><text:span text:style-name="T3">1</text:span><text:span text:style-name="T21">, a</text:span><text:span text:style-name="T3">2</text:span><text:span text:style-name="T21">) = \(x</text:span><text:span text:style-name="T3">0</text:span><text:span text:style-name="T21">, x</text:span><text:span text:style-name="T3">1</text:span><text:span text:style-name="T21">) = if x</text:span><text:span text:style-name="T3">0</text:span><text:span text:style-name="T21"> { a</text:span><text:span text:style-name="T3">0</text:span><text:span text:style-name="T21"> } else if x</text:span><text:span text:style-name="T3">1</text:span><text:span text:style-name="T21"> { a</text:span><text:span text:style-name="T3">1</text:span><text:span text:style-name="T21"> } else { a</text:span><text:span text:style-name="T3">2</text:span><text:span text:style-name="T21"> }</text:span></text:p>
      <text:p text:style-name="P31"/>
      <text:p text:style-name="P32"><text:tab/><text:span text:style-name="T22">f[not] := \(a</text:span><text:span text:style-name="T3">2</text:span><text:span text:style-name="T21">, a</text:span><text:span text:style-name="T3">1</text:span><text:span text:style-name="T21">, a</text:span><text:span text:style-name="T3">0</text:span><text:span text:style-name="T21">) = \(x</text:span><text:span text:style-name="T3">0</text:span><text:span text:style-name="T21">, x</text:span><text:span text:style-name="T3">1</text:span><text:span text:style-name="T21">) = !if x</text:span><text:span text:style-name="T3">0</text:span><text:span text:style-name="T21"> { a</text:span><text:span text:style-name="T3">0</text:span><text:span text:style-name="T21"> } else if x</text:span><text:span text:style-name="T3">1</text:span><text:span text:style-name="T21"> { a</text:span><text:span text:style-name="T3">1</text:span><text:span text:style-name="T21"> } else { a</text:span><text:span text:style-name="T3">2</text:span><text:span text:style-name="T21"> }</text:span></text:p>
      <text:p text:style-name="P32"/>
      <text:p text:style-name="P32"><text:tab/><text:span text:style-name="T24">a</text:span><text:span text:style-name="T4">i</text:span><text:span text:style-name="T24"> : bool</text:span></text:p>
      <text:p text:style-name="P31"/>
      <text:p text:style-name="P35">A summary so far:</text:p>
      <text:p text:style-name="P35"/>
      <text:list xml:id="list7753567757380450090" text:style-name="L1">
        <text:list-item>
          <text:p text:style-name="P42">Paths form a set called “path set”</text:p>
        </text:list-item>
        <text:list-item>
          <text:p text:style-name="P42">All boolean functions and their symmetric paths can be constructed with `if`</text:p>
        </text:list-item>
      </text:list>
      <text:p text:style-name="P35"/>
      <text:p text:style-name="P36">Now we want to study the cardinality sum of <text:span text:style-name="T26">all</text:span> symmetric and asymmetric path sets<text:span text:style-name="T26">.</text:span></text:p>
      <text:p text:style-name="P36"/>
      <text:p text:style-name="P36"><text:tab/>∑ <text:span text:style-name="T26">j { |f</text:span><text:span text:style-name="T5">j</text:span><text:span text:style-name="T26">[g</text:span><text:span text:style-name="T5">i→n</text:span><text:span text:style-name="T26">]| }</text:span></text:p>
      <text:p text:style-name="P36"/>
      <text:p text:style-name="P37">Creating a table for the function space `bool → bool`:</text:p>
      <text:p text:style-name="P36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">Column → Row</text:p>
          </table:table-cell>
          <table:table-cell table:style-name="Table1.A1" office:value-type="string">
            <text:p text:style-name="P2">false_1</text:p>
          </table:table-cell>
          <table:table-cell table:style-name="Table1.A1" office:value-type="string">
            <text:p text:style-name="P2">not</text:p>
          </table:table-cell>
          <table:table-cell table:style-name="Table1.A1" office:value-type="string">
            <text:p text:style-name="P1">id</text:p>
          </table:table-cell>
          <table:table-cell table:style-name="Table1.E1" office:value-type="string">
            <text:p text:style-name="P2">true_1</text:p>
          </table:table-cell>
        </table:table-row>
        <table:table-row>
          <table:table-cell table:style-name="Table1.A2" office:value-type="string">
            <text:p text:style-name="P3">false_1</text:p>
          </table:table-cell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7">4</text:p>
          </table:table-cell>
          <table:table-cell table:style-name="Table1.E2" office:value-type="string">
            <text:p text:style-name="P7">8</text:p>
          </table:table-cell>
        </table:table-row>
        <table:table-row>
          <table:table-cell table:style-name="Table1.A2" office:value-type="string">
            <text:p text:style-name="P3">not</text:p>
          </table:table-cell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7">4</text:p>
          </table:table-cell>
          <table:table-cell table:style-name="Table1.E2" office:value-type="string">
            <text:p text:style-name="P8">4</text:p>
          </table:table-cell>
        </table:table-row>
        <table:table-row>
          <table:table-cell table:style-name="Table1.A2" office:value-type="string">
            <text:p text:style-name="P4">id</text:p>
          </table:table-cell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9">4</text:p>
          </table:table-cell>
          <table:table-cell table:style-name="Table1.E2" office:value-type="string">
            <text:p text:style-name="P9">4</text:p>
          </table:table-cell>
        </table:table-row>
        <table:table-row>
          <table:table-cell table:style-name="Table1.A2" office:value-type="string">
            <text:p text:style-name="P3">true_1</text:p>
          </table:table-cell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10">4</text:p>
          </table:table-cell>
          <table:table-cell table:style-name="Table1.E2" office:value-type="string">
            <text:p text:style-name="P10">8</text:p>
          </table:table-cell>
        </table:table-row>
      </table:table>
      <text:p text:style-name="P36"/>
      <text:p text:style-name="P38"><text:span text:style-name="T25"><text:tab/>∑ j { |f</text:span><text:span text:style-name="T5">j</text:span><text:span text:style-name="T26">[g</text:span><text:span text:style-name="T5">i→n</text:span><text:span text:style-name="T26">]| } </text:span>= 4<text:span text:style-name="T29">2</text:span>·4 + 4·<text:span text:style-name="T30">(8-</text:span>4<text:span text:style-name="T30">)</text:span> <text:span text:style-name="T27">= 4</text:span>·<text:span text:style-name="T31">4</text:span>·<text:span text:style-name="T31">4 + 4</text:span>·<text:span text:style-name="T31">4 = 80</text:span></text:p>
      <text:p text:style-name="P37"/>
      <text:p text:style-name="P43">This was counted manually. In the future I might be able to generalize this further.</text:p>
      <text:h text:style-name="P47" text:outline-level="3">References:</text:h>
      <text:p text:style-name="P44"/>
      <text:p text:style-name="P44"><text:reference-mark-start text:name="normal paths"/>[1]<text:reference-mark-end text:name="normal paths"/><text:tab/>“Normal Paths”</text:p>
      <text:p text:style-name="P44"><text:tab/>Sven Nilsen, 2019</text:p>
      <text:p text:style-name="P44"><text:tab/><text:a xlink:type="simple" xlink:href="https://github.com/advancedresearch/path_semantics/blob/master/papers-wip/normal-paths.pdf" text:style-name="Internet_20_link" text:visited-style-name="Visited_20_Internet_20_Link"><text:span text:style-name="T33">https://github.com/advancedresearch/path_semantics/blob/master/papers-wip/normal-paths.pdf</text:span></text:a></text:p>
      <text:p text:style-name="P44"/>
      <text:p text:style-name="P45"><text:reference-mark-start text:name="surjective"/>[2]<text:reference-mark-end text:name="surjective"/><text:tab/>“Surjective function”</text:p>
      <text:p text:style-name="P45"><text:tab/>Wikipedia</text:p>
      <text:p text:style-name="P45"><text:tab/><text:a xlink:type="simple" xlink:href="https://en.wikipedia.org/wiki/Surjective_function" text:style-name="Internet_20_link" text:visited-style-name="Visited_20_Internet_20_Link"><text:span text:style-name="T33">https://en.wikipedia.org/wiki/Surjective_function</text:span></text:a></text:p>
      <text:p text:style-name="P45"/>
      <text:p text:style-name="P45"><text:reference-mark-start text:name="domain"/>[3]<text:reference-mark-end text:name="domain"/><text:tab/>“Domain of a function”</text:p>
      <text:p text:style-name="P45"><text:tab/>Wikipedia</text:p>
      <text:p text:style-name="P45"><text:tab/><text:a xlink:type="simple" xlink:href="https://en.wikipedia.org/wiki/Domain_of_a_function" text:style-name="Internet_20_link" text:visited-style-name="Visited_20_Internet_20_Link"><text:span text:style-name="T33">https://en.wikipedia.org/wiki/Domain_of_a_function</text:span></text:a></text:p>
      <text:p text:style-name="P45"/>
      <text:p text:style-name="P45"><text:reference-mark-start text:name="partial"/>[4]<text:reference-mark-end text:name="partial"/><text:tab/>“Partial function”</text:p>
      <text:p text:style-name="P45"><text:tab/>Wikipedia</text:p>
      <text:p text:style-name="P45"><text:tab/><text:a xlink:type="simple" xlink:href="https://en.wikipedia.org/wiki/Partial_function" text:style-name="Internet_20_link" text:visited-style-name="Visited_20_Internet_20_Link"><text:span text:style-name="T33">https://en.wikipedia.org/wiki/Partial_function</text:span></text:a></text:p>
      <text:p text:style-name="P45"/>
      <text:p text:style-name="P45"><text:reference-mark-start text:name="application"/>[5]<text:reference-mark-end text:name="application"/><text:tab/>“Function application”</text:p>
      <text:p text:style-name="P45"><text:tab/>Wikipedia</text:p>
      <text:p text:style-name="P45"><text:tab/><text:a xlink:type="simple" xlink:href="https://en.wikipedia.org/wiki/Function_application" text:style-name="Internet_20_link" text:visited-style-name="Visited_20_Internet_20_Link"><text:span text:style-name="T33">https://en.wikipedia.org/wiki/Function_application</text:span></text:a></text:p>
      <text:p text:style-name="P45"/>
      <text:p text:style-name="P46"><text:reference-mark-start text:name="currying"/>[6]<text:reference-mark-end text:name="currying"/><text:tab/>“Currying”</text:p>
      <text:p text:style-name="P46"><text:tab/>Wikipedia</text:p>
      <text:p text:style-name="P46"><text:tab/><text:a xlink:type="simple" xlink:href="https://en.wikipedia.org/wiki/Currying" text:style-name="Internet_20_link" text:visited-style-name="Visited_20_Internet_20_Link"><text:span text:style-name="T33">https://en.wikipedia.org/wiki/Currying</text:span></text:a></text:p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3:54:42.019774000</meta:creation-date>
    <dc:date>2020-07-10T08:54:10.039778000</dc:date>
    <meta:editing-duration>PT15H23M44S</meta:editing-duration>
    <meta:editing-cycles>18</meta:editing-cycles>
    <meta:generator>LibreOffice/5.1.2.2$MacOSX_X86_64 LibreOffice_project/d3bf12ecb743fc0d20e0be0c58ca359301eb705f</meta:generator>
    <meta:document-statistic meta:table-count="1" meta:image-count="0" meta:object-count="0" meta:page-count="4" meta:paragraph-count="117" meta:word-count="792" meta:character-count="4672" meta:non-whitespace-character-count="3943"/>
  </office:meta>
</office:document-meta>
</file>